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160ec1" officeooo:paragraph-rsid="00160ec1"/>
    </style:style>
    <style:style style:name="P2" style:family="paragraph" style:parent-style-name="Text_20_body" style:list-style-name="L1">
      <style:text-properties officeooo:paragraph-rsid="000ff602"/>
    </style:style>
    <style:style style:name="P3" style:family="paragraph" style:parent-style-name="Text_20_body">
      <style:text-properties fo:font-weight="bold" officeooo:rsid="000e735f" officeooo:paragraph-rsid="000ff602" style:font-weight-asian="bold" style:font-weight-complex="bold"/>
    </style:style>
    <style:style style:name="P4" style:family="paragraph" style:parent-style-name="Text_20_body" style:list-style-name="L6">
      <style:text-properties officeooo:paragraph-rsid="000ff602"/>
    </style:style>
    <style:style style:name="P5" style:family="paragraph" style:parent-style-name="Text_20_body" style:list-style-name="L7">
      <style:text-properties officeooo:paragraph-rsid="000ff602"/>
    </style:style>
    <style:style style:name="P6" style:family="paragraph" style:parent-style-name="Text_20_body" style:list-style-name="L8">
      <style:text-properties officeooo:paragraph-rsid="000ff602"/>
    </style:style>
    <style:style style:name="P7" style:family="paragraph" style:parent-style-name="Text_20_body" style:list-style-name="L9">
      <style:text-properties officeooo:paragraph-rsid="000ff602"/>
    </style:style>
    <style:style style:name="P8" style:family="paragraph" style:parent-style-name="Text_20_body">
      <style:text-properties officeooo:paragraph-rsid="000ff602"/>
    </style:style>
    <style:style style:name="P9" style:family="paragraph" style:parent-style-name="Text_20_body">
      <style:text-properties officeooo:rsid="00136d93" officeooo:paragraph-rsid="00136d93"/>
    </style:style>
    <style:style style:name="P10" style:family="paragraph" style:parent-style-name="Text_20_body">
      <style:text-properties officeooo:paragraph-rsid="00160ec1"/>
    </style:style>
    <style:style style:name="P11" style:family="paragraph" style:parent-style-name="Text_20_body" style:list-style-name="L1">
      <style:paragraph-properties fo:margin-top="0cm" fo:margin-bottom="0cm" style:contextual-spacing="false"/>
      <style:text-properties officeooo:paragraph-rsid="000ff602"/>
    </style:style>
    <style:style style:name="P12" style:family="paragraph" style:parent-style-name="Text_20_body" style:list-style-name="L6">
      <style:paragraph-properties fo:margin-top="0cm" fo:margin-bottom="0cm" style:contextual-spacing="false"/>
      <style:text-properties officeooo:paragraph-rsid="000ff602"/>
    </style:style>
    <style:style style:name="P13" style:family="paragraph" style:parent-style-name="Text_20_body" style:list-style-name="L7">
      <style:paragraph-properties fo:margin-top="0cm" fo:margin-bottom="0cm" style:contextual-spacing="false"/>
      <style:text-properties officeooo:paragraph-rsid="000ff602"/>
    </style:style>
    <style:style style:name="P14" style:family="paragraph" style:parent-style-name="Text_20_body" style:list-style-name="L8">
      <style:paragraph-properties fo:margin-top="0cm" fo:margin-bottom="0cm" style:contextual-spacing="false"/>
      <style:text-properties officeooo:paragraph-rsid="000ff602"/>
    </style:style>
    <style:style style:name="P15" style:family="paragraph" style:parent-style-name="Text_20_body" style:list-style-name="L9">
      <style:paragraph-properties fo:margin-top="0cm" fo:margin-bottom="0cm" style:contextual-spacing="false"/>
      <style:text-properties officeooo:paragraph-rsid="000ff602"/>
    </style:style>
    <style:style style:name="P16" style:family="paragraph" style:parent-style-name="Text_20_body">
      <style:paragraph-properties fo:margin-left="0.907cm" fo:margin-right="0cm" fo:text-indent="0cm" style:auto-text-indent="false"/>
      <style:text-properties officeooo:paragraph-rsid="000ff602"/>
    </style:style>
    <style:style style:name="P17" style:family="paragraph" style:parent-style-name="Heading_20_1">
      <style:paragraph-properties fo:break-before="page"/>
      <style:text-properties officeooo:rsid="00117236" officeooo:paragraph-rsid="00117236"/>
    </style:style>
    <style:style style:name="T1" style:family="text">
      <style:text-properties officeooo:rsid="0011d26e"/>
    </style:style>
    <style:style style:name="T2" style:family="text">
      <style:text-properties officeooo:rsid="000e735f"/>
    </style:style>
    <style:style style:name="T3" style:family="text">
      <style:text-properties officeooo:rsid="00130a90"/>
    </style:style>
    <style:style style:name="T4" style:family="text">
      <style:text-properties fo:font-weight="bold" officeooo:rsid="00130a90" style:font-weight-asian="bold" style:font-weight-complex="bold"/>
    </style:style>
    <style:style style:name="T5" style:family="text">
      <style:text-properties fo:font-weight="bold" officeooo:rsid="000fdf23" style:font-weight-asian="bold" style:font-weight-complex="bold"/>
    </style:style>
    <style:style style:name="T6" style:family="text">
      <style:text-properties fo:font-weight="bold" officeooo:rsid="000e735f" style:font-weight-asian="bold" style:font-weight-complex="bold"/>
    </style:style>
    <style:style style:name="T7" style:family="text">
      <style:text-properties fo:font-weight="bold" officeooo:rsid="00160ec1" style:font-weight-asian="bold" style:font-weight-complex="bold"/>
    </style:style>
    <style:style style:name="T8" style:family="text">
      <style:text-properties officeooo:rsid="0013c268"/>
    </style:style>
    <style:style style:name="T9" style:family="text">
      <style:text-properties officeooo:rsid="00160ec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OCL923 Critical Methods in Media and Cultural Studies</text:h>
      <text:h text:style-name="Heading_20_1" text:outline-level="1">Group research project activities by weeks</text:h>
      <text:p text:style-name="P9"/>
      <text:h text:style-name="Heading_20_2" text:outline-level="2"><text:span text:style-name="Strong_20_Emphasis"><text:span text:style-name="T1">Week</text:span></text:span><text:span text:style-name="Strong_20_Emphasis"> </text:span><text:span text:style-name="Strong_20_Emphasis"><text:span text:style-name="T9">2</text:span></text:span><text:span text:style-name="Strong_20_Emphasis">: </text:span><text:span text:style-name="Strong_20_Emphasis"><text:span text:style-name="T1">the </text:span></text:span><text:span text:style-name="Strong_20_Emphasis">complexity of a cultural studies approach to your research topic</text:span></text:h>
      <text:p text:style-name="P8">Collectively draft an blog entry or piece of writing on your group research platform that:</text:p>
      <text:list xml:id="list6546410046963318300" text:style-name="L1">
        <text:list-item>
          <text:p text:style-name="P11">provides some sample empirical materials (cut and pasted?), or via hyperlinks </text:p>
        </text:list-item>
        <text:list-item>
          <text:p text:style-name="P11">Lists some of the voices (individual, group, institutional, commercial, etc.) evidenced in this materials </text:p>
        </text:list-item>
        <text:list-item>
          <text:p text:style-name="P2">Describes how your own situations (as students, as a certain age, sex, class, nationality, etc.) affects your experience (or lack of experience!) in relation to the topic </text:p>
        </text:list-item>
      </text:list>
      <text:h text:style-name="Heading_20_2" text:outline-level="2"><text:span text:style-name="Strong_20_Emphasis"><text:span text:style-name="T3">Week 3: </text:span></text:span><text:span text:style-name="Strong_20_Emphasis"><text:s/>the textual environment of your group research topic</text:span></text:h>
      <text:list xml:id="list3749433922405954833" text:style-name="L6">
        <text:list-item>
          <text:p text:style-name="P12"> Choose one or two contrasting texts relating to your project and do a semiotic analysis of how they make meanings </text:p>
        </text:list-item>
        <text:list-item>
          <text:p text:style-name="P12"> Using the same texts, describe the textuality of the texts </text:p>
        </text:list-item>
        <text:list-item>
          <text:p text:style-name="P12"> Using the same texts, describe some aspects of the textual production and distribution in the textual environment </text:p>
        </text:list-item>
        <text:list-item>
          <text:p text:style-name="P12"> How does an analysis of the textual environment differ from the semiotic analysis of the text in your examples? </text:p>
        </text:list-item>
        <text:list-item>
          <text:p text:style-name="P4"> Document the examples and yours analysis on your group research site </text:p>
        </text:list-item>
      </text:list>
      <text:h text:style-name="Heading_20_2" text:outline-level="2"><text:span text:style-name="Strong_20_Emphasis"><text:span text:style-name="T3">Week 4</text:span></text:span><text:span text:style-name="Strong_20_Emphasis">: finding an authoritative source for your group research project</text:span>   </text:h>
      <text:list xml:id="list6040782764550755408" text:style-name="L7">
        <text:list-item>
          <text:p text:style-name="P13">Spend some time identifying what might be an authoritative source for your topic </text:p>
        </text:list-item>
        <text:list-item>
          <text:p text:style-name="P13">Now find some less authoritative sources </text:p>
        </text:list-item>
        <text:list-item>
          <text:p text:style-name="P13">List some common features and some differences between the two types of sources </text:p>
        </text:list-item>
        <text:list-item>
          <text:p text:style-name="P13">Can you identify any contradictions or tensions that need further analysis? </text:p>
        </text:list-item>
        <text:list-item>
          <text:p text:style-name="P5">Write this analysis up as a post for the online group documentation – make sure you include snippets or examples from the different sources </text:p>
        </text:list-item>
      </text:list>
      <text:h text:style-name="Heading_20_2" text:outline-level="2"><text:span text:style-name="T4">Week </text:span><text:span text:style-name="T7">5</text:span><text:span text:style-name="T4">: v</text:span><text:span text:style-name="T5">isual meth</text:span><text:span text:style-name="T4">o</text:span><text:span text:style-name="T5">dologies e</text:span><text:span text:style-name="T6">xercise: </text:span></text:h>
      <text:p text:style-name="P8">Write a preliminary description of the institutional apparatuses, technologies and practices of audiencing that visually construct your topic of analysis.<text:line-break/>Document this description using text and images on your group project online site.</text:p>
      <text:p text:style-name="P8">OR</text:p>
      <text:p text:style-name="P8"><text:soft-page-break/>Write a description of the visual construction of your research topic following the 'showing seeing' guidelines and rules described by W.J.T. Mitchell in this week's reading. <text:line-break/>Document this description using text and images on your group project online site.</text:p>
      <text:p text:style-name="P3"/>
      <text:h text:style-name="Heading_20_2" text:outline-level="2"><text:span text:style-name="T8">Week 6: Ethnography and</text:span> 'the field' </text:h>
      <text:p text:style-name="P8">Exercise:   </text:p>
      <text:list xml:id="list2234580578073583885" text:style-name="L8">
        <text:list-item>
          <text:p text:style-name="P14">List actual places nearby and online (some of both) that could be ethnographic field sites for your group research project </text:p>
        </text:list-item>
        <text:list-item>
          <text:p text:style-name="P14">How could you explore 'decoding' processes there? </text:p>
        </text:list-item>
        <text:list-item>
          <text:p text:style-name="P14">What kinds of mobility or circulation of media could you observe, and how would could document them? </text:p>
        </text:list-item>
        <text:list-item>
          <text:p text:style-name="P6">Write up these notes for your group research project online </text:p>
        </text:list-item>
      </text:list>
      <text:h text:style-name="Heading_20_2" text:outline-level="2"><text:span text:style-name="T8">Week 7: <text:s/>Exercise on </text:span>digital ethnography</text:h>
      <text:p text:style-name="P8">Discuss a digital ethnographic study that would:</text:p>
      <text:list xml:id="list5822835710603750736" text:style-name="L9">
        <text:list-item>
          <text:p text:style-name="P15">Deal with problems of geography and social inclusion </text:p>
        </text:list-item>
        <text:list-item>
          <text:p text:style-name="P7">Provide some way for participants to engage in the research (see 'Live Methods' manifesto) </text:p>
        </text:list-item>
      </text:list>
      <text:p text:style-name="P8">Write a brief outline (300-450 words) describing how you imagine this study would work in practice. Remember to add it to your group research project.</text:p>
      <text:p text:style-name="P8"/>
      <text:h text:style-name="Heading_20_2" text:outline-level="2"><text:span text:style-name="T8">Week 8: Combining approaches &amp; f</text:span>ocusing the project <text:span text:style-name="T8">on something doable</text:span></text:h>
      <text:p text:style-name="P8">1. Develop the table of empirical materials you started in class, and then put it up on the blog. The table should show</text:p>
      <text:p text:style-name="P16"> - the empirical materials you will use, with numbers that quantify how many of each thing</text:p>
      <text:p text:style-name="P16">- the methods you will use to gather and analyse the materials</text:p>
      <text:p text:style-name="P16">- the order in which you will work on the materials</text:p>
      <text:p text:style-name="P8">2. Annotate the list of academic references you found relating to your research topic. You should put a full bibliographic reference for each reference. Rank or order the list of references in terms of their relevance to your project. Put the list of references on the group research blog.</text:p>
      <text:p text:style-name="P8">3. Take 3 course outlines from courses you are doing this year. Choose 2 key texts or concepts from each outline that could relate to your research project. Put the references in some kind of order that makes sense to you -- this is hard to explain, but it should be doable. Put the list of the references or referenced concepts on the blog.</text:p>
      <text:p text:style-name="P8">4. Put all the research questions you came up with on the blog.</text:p>
      <text:h text:style-name="P1" text:outline-level="2"><text:soft-page-break/>Week 9: Completing the research proposal</text:h>
      <text:p text:style-name="P10"/>
      <text:h text:style-name="P1" text:outline-level="2">Week 10: Group project presentations</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5-05-26T17:36:27.060257734</meta:creation-date>
    <dc:date>2015-05-26T18:05:45.684760926</dc:date>
    <dc:creator>adrian </dc:creator>
    <meta:editing-duration>PT28M57S</meta:editing-duration>
    <meta:editing-cycles>7</meta:editing-cycles>
    <meta:generator>LibreOffice/4.2.8.2$Linux_X86_64 LibreOffice_project/420m0$Build-2</meta:generator>
    <meta:document-statistic meta:table-count="0" meta:image-count="0" meta:object-count="0" meta:page-count="3" meta:paragraph-count="44" meta:word-count="686" meta:character-count="4141" meta:non-whitespace-character-count="3481"/>
  </office:meta>
</office:document-meta>
</file>